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7" style:family="table-cell" style:parent-style-name="Default" style:data-style-name="N50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8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</table:table-row>
        <table:table-row table:style-name="ro1">
          <table:table-cell table:style-name="ce17"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</table:table>
      <table:table table:name="Pivot Table_Sheet1_1" table:style-name="ta1">
        <table:table-column table:style-name="co1" table:default-cell-style-name="ce2"/>
        <table:table-column table:style-name="co1" table:default-cell-style-name="ce6"/>
        <table:table-row table:style-name="ro1">
          <table:table-cell office:value-type="string" calcext:value-type="string">
            <text:p>col2</text:p>
          </table:table-cell>
          <table:table-cell office:value-type="string" calcext:value-type="string">
            <text:p>Sum - col3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9" office:value-type="float" office:value="3" calcext:value-type="float">
            <text:p>3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</table:table-row>
        <table:table-row table:style-name="ro1">
          <table:table-cell table:style-name="ce18" office:value-type="date" office:date-value="2019-03-08" calcext:value-type="date">
            <text:p>2019-03-08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</table:table>
      <table:table table:name="Pivot Table_Sheet2_1" table:style-name="ta1">
        <table:table-column table:style-name="co1" table:default-cell-style-name="ce2"/>
        <table:table-column table:style-name="co1" table:default-cell-style-name="ce6"/>
        <table:table-row table:style-name="ro1">
          <table:table-cell office:value-type="string" calcext:value-type="string">
            <text:p>col2</text:p>
          </table:table-cell>
          <table:table-cell office:value-type="string" calcext:value-type="string">
            <text:p>Sum - col3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9" office:value-type="float" office:value="3" calcext:value-type="float">
            <text:p>3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4" table:buttons="'Pivot Table_Sheet1_1'.A1" table:show-filter-button="false" table:drill-down-on-double-click="false">
          <table:source-cell-range table:cell-range-address="Sheet1.A1:Sheet1.C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l2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3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2_1'.A1:'Pivot Table_Sheet2_1'.B4" table:buttons="'Pivot Table_Sheet2_1'.A1" table:show-filter-button="false" table:drill-down-on-double-click="false">
          <table:source-cell-range table:cell-range-address="Sheet2.A1:Sheet2.C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l2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3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.00.0000</text:date>, <text:time style:data-style-name="N2" text:time-value="13:19:58.1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2:47:36.460000000</meta:creation-date>
    <dc:date>2019-03-08T13:21:52.666000000</dc:date>
    <meta:editing-duration>PT3M38S</meta:editing-duration>
    <meta:editing-cycles>4</meta:editing-cycles>
    <meta:generator>LibreOffice/6.2.2.1$Windows_X86_64 LibreOffice_project/fcd633fb1bf21b0a99c9acb3ad6e526437947b01</meta:generator>
    <meta:document-statistic meta:table-count="4" meta:cell-count="34" meta:object-count="0"/>
  </office:meta>
</office:document-meta>
</file>